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0aab3b" officeooo:paragraph-rsid="000aab3b"/>
    </style:style>
    <style:style style:name="P2" style:family="paragraph" style:parent-style-name="Text_20_body">
      <style:text-properties officeooo:rsid="000aab3b" officeooo:paragraph-rsid="000aab3b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aab3b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officeooo:rsid="000aab3b" officeooo:paragraph-rsid="000aab3b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officeooo:rsid="000aab3b" officeooo:paragraph-rsid="000ecd8c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 fo:font-weight="bold" officeooo:rsid="000aab3b" officeooo:paragraph-rsid="000aab3b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weight="bold" officeooo:rsid="001ba1f1" officeooo:paragraph-rsid="001ba1f1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officeooo:rsid="001917ae" officeooo:paragraph-rsid="001917ae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officeooo:rsid="001917ae" officeooo:paragraph-rsid="001917ae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officeooo:rsid="001ba1f1" officeooo:paragraph-rsid="001ba1f1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72eb8"/>
    </style:style>
    <style:style style:name="P12" style:family="paragraph" style:parent-style-name="Heading_20_3">
      <style:paragraph-properties fo:margin-top="0cm" fo:margin-bottom="0cm" loext:contextual-spacing="false"/>
      <style:text-properties style:font-name="Arial" officeooo:rsid="000aab3b" officeooo:paragraph-rsid="000aab3b"/>
    </style:style>
    <style:style style:name="P13" style:family="paragraph" style:parent-style-name="Heading_20_3">
      <style:paragraph-properties fo:margin-top="0cm" fo:margin-bottom="0cm" loext:contextual-spacing="false"/>
      <style:text-properties officeooo:rsid="00172eb8" officeooo:paragraph-rsid="00172eb8"/>
    </style:style>
    <style:style style:name="P14" style:family="paragraph" style:parent-style-name="Heading_20_1">
      <style:paragraph-properties fo:margin-top="0cm" fo:margin-bottom="0cm" loext:contextual-spacing="false"/>
      <style:text-properties officeooo:rsid="000aab3b" officeooo:paragraph-rsid="000aab3b"/>
    </style:style>
    <style:style style:name="P15" style:family="paragraph" style:parent-style-name="Text_20_body" style:list-style-name="L1">
      <style:text-properties style:font-name="Arial" officeooo:rsid="000aab3b" officeooo:paragraph-rsid="000bf891"/>
    </style:style>
    <style:style style:name="P16" style:family="paragraph" style:parent-style-name="Text_20_body" style:list-style-name="L1">
      <style:text-properties style:font-name="Arial" officeooo:paragraph-rsid="000bf891"/>
    </style:style>
    <style:style style:name="P17" style:family="paragraph" style:parent-style-name="Text_20_body" style:list-style-name="L1">
      <style:text-properties style:font-name="Arial" officeooo:rsid="00118b8e" officeooo:paragraph-rsid="00118b8e"/>
    </style:style>
    <style:style style:name="P18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style:font-name="Arial" officeooo:rsid="001ba1f1" officeooo:paragraph-rsid="001ba1f1"/>
    </style:style>
    <style:style style:name="P19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style:font-name="Arial" officeooo:rsid="001ee97e" officeooo:paragraph-rsid="001ee97e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Arial" officeooo:rsid="000aab3b" officeooo:paragraph-rsid="000aab3b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style:font-name="Arial" officeooo:rsid="0023118f" officeooo:paragraph-rsid="0023118f"/>
    </style:style>
    <style:style style:name="T1" style:family="text">
      <style:text-properties officeooo:rsid="000ecd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8b8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e97e" style:font-style-asian="italic" style:font-style-complex="italic"/>
    </style:style>
    <style:style style:name="T6" style:family="text">
      <style:text-properties officeooo:rsid="001ba1f1"/>
    </style:style>
    <style:style style:name="T7" style:family="text">
      <style:text-properties officeooo:rsid="001d59e0"/>
    </style:style>
    <style:style style:name="T8" style:family="text">
      <style:text-properties officeooo:rsid="001ee97e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UT0 Entrega 4.1</text:h>
      <text:p text:style-name="P3"/>
      <text:h text:style-name="P12" text:outline-level="3">Generador de solitarios</text:h>
      <text:p text:style-name="P4"/>
      <text:p text:style-name="P4"><text:span text:style-name="T2">Representación: </text:span><text:span text:style-name="T1">una lista de C listas en la cual cada sublista está compuesta por números enteros positivos comprendidos entre 1 y 13. </text:span></text:p>
      <text:p text:style-name="P4"><text:span text:style-name="T2">Estado inicial: </text:span><text:span text:style-name="T1">una lista con C listas vacías.</text:span></text:p>
      <text:p text:style-name="P4"><text:span text:style-name="T2">Función sucesor:</text:span> <text:span text:style-name="T3">selecciona aleatoriamente un valor dentro de la lista M:</text:span></text:p>
      <text:list xml:id="list1917926828" text:style-name="L3">
        <text:list-item>
          <text:p text:style-name="P21">Si el largo de la lista C<text:span text:style-name="T10">i</text:span> que pertenece a la lista a retornar no es igual a L<text:span text:style-name="T10">i</text:span> agrega el valor.</text:p>
        </text:list-item>
        <text:list-item>
          <text:p text:style-name="P21">De lo contrario lo agrega en C<text:span text:style-name="T11">i + 1</text:span>.</text:p>
        </text:list-item>
      </text:list>
      <text:p text:style-name="P5"><text:span text:style-name="T2">Test objetivo:</text:span> <text:span text:style-name="T1">la cardinalidad de cada sublista (comenzando de izquierda a derecha) es igual a cada elemento de L <text:s/>(comenzando de izquierda a derecha).</text:span></text:p>
      <text:p text:style-name="P1"/>
      <text:p text:style-name="P6">Consideraciones</text:p>
      <text:p text:style-name="P6"/>
      <text:list xml:id="list4078301358" text:style-name="L1">
        <text:list-item>
          <text:p text:style-name="P15">C = cantidad de montones en la mesa</text:p>
        </text:list-item>
        <text:list-item>
          <text:p text:style-name="P15">L = lista de enteros positivos en la cual cada posición de la misma hace referencia al montón de cartas comenzando de izquierda a derecha. Ejemplo: <text:s/>L = {5, 8, 6}.</text:p>
          <text:list>
            <text:list-item>
              <text:p text:style-name="P16">El primer montón de izquierda a derecha tiene 5 cartas</text:p>
            </text:list-item>
            <text:list-item>
              <text:p text:style-name="P16">El segundo montón de izquierda a derecha tiene 8 cartas</text:p>
            </text:list-item>
            <text:list-item>
              <text:p text:style-name="P16">El tercer montón de izquierda a derecha tiene 6 cartas</text:p>
            </text:list-item>
          </text:list>
        </text:list-item>
        <text:list-item>
          <text:p text:style-name="P17">M = {1, 2, 3, 4, 5, …, 13}</text:p>
        </text:list-item>
      </text:list>
      <text:p text:style-name="P2"/>
      <text:h text:style-name="P13" text:outline-level="3">Resolver solitario</text:h>
      <text:p text:style-name="P11"/>
      <text:p text:style-name="P8"><text:span text:style-name="T2">Representación: </text:span>lista de enteros positivos comprendidos entre 1 y 13 en la cual cada elemento <text:span text:style-name="T4">i</text:span> de la misma cumple con: <text:span text:style-name="T4">i</text:span> – 1 &lt; <text:span text:style-name="T4">i</text:span> &lt; <text:span text:style-name="T4">i</text:span> + 1 <text:span text:style-name="T8">en caso de que la posición de </text:span><text:span text:style-name="T5">i</text:span><text:span text:style-name="T8"> no sea la primera de la lista.</text:span></text:p>
      <text:p text:style-name="P10"><text:span text:style-name="T2">Estado inicial:</text:span> lista vac<text:span text:style-name="T7">í</text:span>a.</text:p>
      <text:p text:style-name="P7">Función sucesor: </text:p>
      <text:list xml:id="list3579301359" text:style-name="L2">
        <text:list-item>
          <text:p text:style-name="P18">Si existe<text:span text:style-name="T8">n dos cartas diferentes en la mesa que sean adyacentes a la carta dada vuelta, agregar la menor de ellas a la lista.</text:span></text:p>
        </text:list-item>
        <text:list-item>
          <text:p text:style-name="P19">Si existe una carta en la mesa que sea adyacente a la carta dada vuelta, agregarla a la lista.</text:p>
        </text:list-item>
        <text:list-item>
          <text:p text:style-name="P19">En caso contrario, agregar a la lista una carta del mazo.</text:p>
        </text:list-item>
      </text:list>
      <text:p text:style-name="P9"><text:span text:style-name="T2">Test objetivo:</text:span> <text:span text:style-name="T6">la mesa está vacía y el mazo tiene al menos una car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13:49.150000000</meta:creation-date>
    <dc:date>2018-03-17T18:00:53.333000000</dc:date>
    <meta:editing-duration>PT59M19S</meta:editing-duration>
    <meta:editing-cycles>20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23" meta:word-count="314" meta:character-count="1598" meta:non-whitespace-character-count="1315"/>
  </office:meta>
</office:document-meta>
</file>